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Footnote">
      <style:text-properties fo:color="#000000" loext:opacity="100%" style:font-name="Liberation Sans" fo:font-size="10pt" fo:language="nl" fo:country="NL" officeooo:rsid="0b8e0034" officeooo:paragraph-rsid="10c1f47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2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8" style:family="paragraph" style:parent-style-name="Footnote">
      <style:text-properties style:font-name="Liberation Sans" fo:font-size="10pt" officeooo:paragraph-rsid="10c1f470" style:font-size-asian="10pt" style:font-size-complex="10pt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officeooo:rsid="0dde9a1c" officeooo:paragraph-rsid="0f28fb61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5" style:family="paragraph" style:parent-style-name="Standard">
      <style:text-properties officeooo:rsid="0dde9a1c" officeooo:paragraph-rsid="0ddfbc49"/>
    </style:style>
    <style:style style:name="P36" style:family="paragraph" style:parent-style-name="Footnote">
      <style:text-properties officeooo:rsid="043ccc66" officeooo:paragraph-rsid="0dca2508"/>
    </style:style>
    <style:style style:name="P37" style:family="paragraph" style:parent-style-name="Footnote">
      <style:text-properties officeooo:rsid="043ccc66" officeooo:paragraph-rsid="0e5afad8"/>
    </style:style>
    <style:style style:name="P38" style:family="paragraph" style:parent-style-name="Standard">
      <style:paragraph-properties fo:text-align="center" style:justify-single-word="false"/>
      <style:text-properties officeooo:paragraph-rsid="0cc50ec9"/>
    </style:style>
    <style:style style:name="P39" style:family="paragraph" style:parent-style-name="Standard">
      <style:paragraph-properties fo:text-align="center" style:justify-single-word="false"/>
      <style:text-properties officeooo:paragraph-rsid="0daef67d"/>
    </style:style>
    <style:style style:name="P40" style:family="paragraph" style:parent-style-name="Standard">
      <style:paragraph-properties fo:text-align="center" style:justify-single-word="false"/>
      <style:text-properties officeooo:paragraph-rsid="0db0d4d1"/>
    </style:style>
    <style:style style:name="P41" style:family="paragraph" style:parent-style-name="Standard">
      <style:paragraph-properties fo:text-align="center" style:justify-single-word="false"/>
      <style:text-properties officeooo:paragraph-rsid="0cc5fe5b"/>
    </style:style>
    <style:style style:name="P42" style:family="paragraph" style:parent-style-name="Standard">
      <style:paragraph-properties fo:text-align="center" style:justify-single-word="false"/>
      <style:text-properties officeooo:paragraph-rsid="0d1ec96e"/>
    </style:style>
    <style:style style:name="P43" style:family="paragraph" style:parent-style-name="Standard">
      <style:paragraph-properties fo:text-align="center" style:justify-single-word="false"/>
      <style:text-properties officeooo:paragraph-rsid="0d804757"/>
    </style:style>
    <style:style style:name="P44" style:family="paragraph" style:parent-style-name="Standard">
      <style:paragraph-properties fo:text-align="center" style:justify-single-word="false"/>
      <style:text-properties officeooo:paragraph-rsid="0dce9327"/>
    </style:style>
    <style:style style:name="P45" style:family="paragraph" style:parent-style-name="Standard">
      <style:paragraph-properties fo:text-align="center" style:justify-single-word="false"/>
      <style:text-properties officeooo:paragraph-rsid="103fc298"/>
    </style:style>
    <style:style style:name="P46" style:family="paragraph" style:parent-style-name="Standard">
      <style:paragraph-properties fo:text-align="center" style:justify-single-word="false"/>
      <style:text-properties officeooo:paragraph-rsid="10411e41"/>
    </style:style>
    <style:style style:name="P47" style:family="paragraph" style:parent-style-name="Footnote">
      <style:text-properties officeooo:paragraph-rsid="0f92b562"/>
    </style:style>
    <style:style style:name="P48" style:family="paragraph" style:parent-style-name="Standard">
      <style:text-properties officeooo:paragraph-rsid="0f9ce6c3"/>
    </style:style>
    <style:style style:name="P49" style:family="paragraph" style:parent-style-name="Standard">
      <style:text-properties officeooo:paragraph-rsid="0f9ee08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1" style:family="paragraph" style:parent-style-name="Standard">
      <style:text-properties officeooo:paragraph-rsid="1044b2e0"/>
    </style:style>
    <style:style style:name="P52" style:family="paragraph" style:parent-style-name="Footnote">
      <style:text-properties officeooo:paragraph-rsid="102c1a0f"/>
    </style:style>
    <style:style style:name="P53" style:family="paragraph" style:parent-style-name="Standard">
      <style:text-properties officeooo:paragraph-rsid="1090da41"/>
    </style:style>
    <style:style style:name="P54" style:family="paragraph" style:parent-style-name="Standard">
      <style:text-properties officeooo:paragraph-rsid="10929fde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text-properties officeooo:paragraph-rsid="109df1b9"/>
    </style:style>
    <style:style style:name="P58" style:family="paragraph" style:parent-style-name="Footnote">
      <style:text-properties officeooo:paragraph-rsid="10a5bb50"/>
    </style:style>
    <style:style style:name="P59" style:family="paragraph" style:parent-style-name="Standard">
      <style:text-properties officeooo:paragraph-rsid="101c0948"/>
    </style:style>
    <style:style style:name="P60" style:family="paragraph" style:parent-style-name="Standard">
      <style:text-properties officeooo:paragraph-rsid="10abd9a7"/>
    </style:style>
    <style:style style:name="P61" style:family="paragraph" style:parent-style-name="Standard">
      <style:text-properties officeooo:paragraph-rsid="0ddfbc49"/>
    </style:style>
    <style:style style:name="P62" style:family="paragraph" style:parent-style-name="Footnote">
      <style:text-properties officeooo:paragraph-rsid="10bc5bbc"/>
    </style:style>
    <style:style style:name="P63" style:family="paragraph" style:parent-style-name="Standard">
      <style:text-properties officeooo:paragraph-rsid="10bb09b3"/>
    </style:style>
    <style:style style:name="P64" style:family="paragraph" style:parent-style-name="Standard">
      <style:text-properties officeooo:paragraph-rsid="1108b645"/>
    </style:style>
    <style:style style:name="P65" style:family="paragraph" style:parent-style-name="Standard">
      <style:text-properties officeooo:paragraph-rsid="1104ef98"/>
    </style:style>
    <style:style style:name="P6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8" style:family="paragraph" style:parent-style-name="Standard" style:list-style-name="L1">
      <style:paragraph-properties fo:break-before="page"/>
      <style:text-properties officeooo:paragraph-rsid="0b0ddd8e"/>
    </style:style>
    <style:style style:name="P6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fo:font-weight="normal" officeooo:rsid="10c659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style:text-underline-style="none" style:font-size-asian="12pt" style:font-size-complex="12pt"/>
    </style:style>
    <style:style style:name="T12" style:family="text">
      <style:text-properties style:font-name="Liberation Sans" fo:font-size="12pt" style:text-underline-style="none" officeooo:rsid="00bddfbe" style:font-size-asian="12pt" style:font-size-complex="12pt"/>
    </style:style>
    <style:style style:name="T13" style:family="text">
      <style:text-properties style:font-name="Liberation Sans" fo:font-size="12pt" style:text-underline-style="none" officeooo:rsid="10968bf5" style:font-size-asian="12pt" style:font-size-complex="12pt"/>
    </style:style>
    <style:style style:name="T14" style:family="text">
      <style:text-properties style:font-name="Liberation Sans" fo:font-size="12pt" style:text-underline-style="none" officeooo:rsid="10abd9a7" style:font-size-asian="12pt" style:font-size-complex="12pt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font-name="Ubuntu1" fo:font-size="10pt" style:font-size-asian="10pt" style:font-size-complex="10pt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6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8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" style:family="text">
      <style:text-properties officeooo:rsid="02f99a6c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f22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46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49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5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7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6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7" style:family="text">
      <style:text-properties fo:color="#000000" loext:opacity="100%" style:font-name="Liberation Sans" fo:font-size="12pt" style:font-size-asian="12pt" style:font-size-complex="12pt"/>
    </style:style>
    <style:style style:name="T18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14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1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3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33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4" style:family="text">
      <style:text-properties officeooo:rsid="04473353"/>
    </style:style>
    <style:style style:name="T2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c659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officeooo:rsid="0aace3cd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officeooo:rsid="0f8f58bd"/>
    </style:style>
    <style:style style:name="T264" style:family="text">
      <style:text-properties officeooo:rsid="0f95a7a0"/>
    </style:style>
    <style:style style:name="T265" style:family="text">
      <style:text-properties officeooo:rsid="105c8aaa"/>
    </style:style>
    <style:style style:name="T266" style:family="text">
      <style:text-properties officeooo:rsid="107e8e04"/>
    </style:style>
    <style:style style:name="T267" style:family="text">
      <style:text-properties officeooo:rsid="1083fa7a"/>
    </style:style>
    <style:style style:name="T268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6"><text:span text:style-name="T161">C</text:span><text:span text:style-name="T160">hecklist voor </text:span><text:span text:style-name="T162">de installatie</text:span><text:span text:style-name="T160"> van </text:span><text:span text:style-name="T166"><text:user-field-get text:name="Distro">Rocky Linux</text:user-field-get></text:span><text:span text:style-name="T168"><text:s/></text:span><text:span text:style-name="T166"><text:user-field-get text:name="Version">9.x</text:user-field-get></text:span><text:span text:style-name="T164"><text:note text:id="ftn1" text:note-class="footnote"><text:note-citation>1</text:note-citation><text:note-body><text:p text:style-name="P52"><text:span text:style-name="T241">D</text:span><text:span text:style-name="T239">eze </text:span><text:span text:style-name="T244"><text:user-field-get text:name="Distro">Rocky Linux</text:user-field-get></text:span><text:span text:style-name="T240"><text:s/></text:span><text:span text:style-name="T245"><text:user-field-get text:name="Version">9.x</text:user-field-get></text:span><text:span text:style-name="T245"><text:s/>Desktop/</text:span><text:span text:style-name="T246">Workstation</text:span><text:span text:style-name="T239"> wordt ondersteund tot </text:span><text:span text:style-name="T243">31 </text:span><text:span text:style-name="T242">mei</text:span><text:span text:style-name="T239"> 20</text:span><text:span text:style-name="T243">32</text:span><text:span text:style-name="T239">.</text:span></text:p></text:note-body></text:note></text:span><text:span text:style-name="T165"><text:s/></text:span><text:span text:style-name="T170">GNOME </text:span><text:span text:style-name="T167">Desktop/</text:span><text:span text:style-name="T169">Workstation</text:span><text:span text:style-name="T163">.</text:span></text:p>
      <text:p text:style-name="P59"/>
      <text:p text:style-name="P8"/>
      <text:p text:style-name="P55">Vul het tekstvak achter &lt;...&gt; in</text:p>
      <text:p text:style-name="P2"><text:span text:style-name="T19">&lt;</text:span><text:span text:style-name="T21">g</text:span><text:span text:style-name="T20">ebruiker</text:span><text:span text:style-name="T19">&gt;</text:span><text:span text:style-name="T222"><text:tab/><text:tab/></text:span><text:span text:style-name="T233"> <text:tab/><text:tab/></text:span><text:span text:style-name="T223"><draw:control text:anchor-type="as-char" svg:y="-0.4cm" draw:z-index="9" draw:name="Gebruiker 2" draw:style-name="gr2" draw:text-style-name="P74" svg:width="6.002cm" svg:height="0.5cm" draw:control="control8"><svg:title>Gebruiker</svg:title><svg:desc>Volledige naam, bijv. Jan Stek</svg:desc></draw:control></text:span><text:span text:style-name="T223"><text:tab/></text:span><text:span text:style-name="T224">b</text:span><text:span text:style-name="T256">ijv.</text:span><text:span text:style-name="T225"> </text:span><text:span text:style-name="T232">J</text:span><text:span text:style-name="T231">a</text:span><text:span text:style-name="T232">n </text:span><text:span text:style-name="T231">Jansen</text:span></text:p>
      <text:p text:style-name="P54"><text:span text:style-name="T9">&lt;</text:span><text:span text:style-name="T229">g</text:span><text:span text:style-name="T11">ebruikersnaam</text:span><text:span text:style-name="T9">&gt;</text:span><text:span text:style-name="T11"><text:tab/></text:span><text:span text:style-name="T227"><draw:control text:anchor-type="as-char" svg:y="-0.4cm" draw:z-index="10" draw:name="Gberuikersnaam 3" draw:style-name="gr2" draw:text-style-name="P74" svg:width="6.002cm" svg:height="0.5cm" draw:control="control9"><svg:title>Gebruikersnaam</svg:title><svg:desc>Korte naam, bijv. jan</svg:desc></draw:control></text:span><text:span text:style-name="T227"><text:tab/></text:span><text:span text:style-name="T228">b</text:span><text:span text:style-name="T259">ijv.</text:span><text:span text:style-name="T6"> </text:span><text:span text:style-name="T184">j</text:span><text:span text:style-name="T185">a</text:span><text:span text:style-name="T184">n</text:span></text:p>
      <text:p text:style-name="P2"><text:span text:style-name="T9">&lt;</text:span><text:span text:style-name="T10">c</text:span><text:span text:style-name="T14">omputernaam</text:span><text:span text:style-name="T9">&gt;</text:span><text:span text:style-name="T230"><text:tab/><text:tab/></text:span><text:span text:style-name="T11"><draw:control text:anchor-type="as-char" svg:y="-0.4cm" draw:z-index="11" draw:name="Computernaam 1" draw:style-name="gr2" draw:text-style-name="P74" svg:width="6.002cm" svg:height="0.5cm" draw:control="control10"><svg:title>Computernaam</svg:title><svg:desc>Unieke naam van de computer</svg:desc></draw:control></text:span><text:span text:style-name="T11"><text:tab/></text:span><text:span text:style-name="T13">b</text:span><text:span text:style-name="T258">ijv.</text:span><text:span text:style-name="T218"> </text:span><text:span text:style-name="T221">pc02</text:span></text:p>
      <text:p text:style-name="P2"><text:span text:style-name="T19">&lt;</text:span><text:span text:style-name="T217">g</text:span><text:span text:style-name="T216">ebruiker</text:span><text:span text:style-name="T19">&gt;</text:span><text:span text:style-name="T215"><text:tab/></text:span><text:span text:style-name="T219"><text:tab/></text:span><text:span text:style-name="T233"> <text:tab/><text:tab/></text:span><text:span text:style-name="T223"><draw:control text:anchor-type="as-char" svg:y="-0.4cm" draw:z-index="12" draw:name="Gebruiker 3" draw:style-name="gr2" draw:text-style-name="P74" svg:width="6.002cm" svg:height="0.5cm" draw:control="control11"><svg:title>Gebruiker</svg:title><svg:desc>Volledige naam, bijv. Jan Stek</svg:desc></draw:control></text:span><text:span text:style-name="T223"><text:tab/></text:span><text:span text:style-name="T224">e</text:span><text:span text:style-name="T257">vt.</text:span><text:span text:style-name="T226"> extra gebruikers</text:span></text:p>
      <text:p text:style-name="P60"><text:span text:style-name="T19">&lt;</text:span><text:span text:style-name="T217">g</text:span><text:span text:style-name="T216">ebruikersnaam</text:span><text:span text:style-name="T19">&gt;</text:span><text:span text:style-name="T215"><text:tab/></text:span><text:span text:style-name="T227"><draw:control text:anchor-type="as-char" svg:y="-0.4cm" draw:z-index="13" draw:name="Gberuikersnaam 4" draw:style-name="gr2" draw:text-style-name="P74" svg:width="6.002cm" svg:height="0.5cm" draw:control="control12"><svg:title>Gebruikersnaam</svg:title><svg:desc>Korte naam, bijv. jan</svg:desc></draw:control></text:span><text:span text:style-name="T227"><text:tab/></text:span><text:span text:style-name="T228">e</text:span><text:span text:style-name="T260">vt.</text:span><text:span text:style-name="T220"> extra gebruikers</text:span></text:p>
      <text:p text:style-name="P56"><text:span text:style-name="T268">v</text:span>ervang &lt;...&gt; in deze checklist door de waarde in het tekstvak.</text:p>
      <text:p text:style-name="P27"/>
      <text:p text:style-name="P27"/>
      <text:p text:style-name="P1"><text:span text:style-name="Strong_20_Emphasis"><text:span text:style-name="T146">Nog niet op Linux?</text:span></text:span><text:span text:style-name="T176"><text:tab/></text:span><text:span text:style-name="T180">G</text:span><text:span text:style-name="T177">ebruik </text:span><text:span text:style-name="Strong_20_Emphasis"><text:span text:style-name="T181">Checklist </text:span></text:span><text:span text:style-name="Strong_20_Emphasis"><text:span text:style-name="T182">overzetten</text:span></text:span><text:span text:style-name="T177"> op </text:span><text:a xlink:type="simple" xlink:href="https://karelzimer.nl/nl" text:style-name="Internet_20_link" text:visited-style-name="Visited_20_Internet_20_Link"><text:span text:style-name="Internet_20_link"><text:span text:style-name="T5">karelzimmer.nl/nl</text:span></text:span></text:a><text:span text:style-name="T179">.</text:span></text:p>
      <text:p text:style-name="P26"><text:span text:style-name="Strong_20_Emphasis"><text:span text:style-name="T148">Nieuwe installatie?</text:span></text:span><text:span text:style-name="T143"><text:tab/></text:span><text:span text:style-name="T145">B</text:span><text:span text:style-name="T143">egin bij hoofdstuk </text:span><text:span text:style-name="Strong_20_Emphasis"><text:span text:style-name="T148"><text:bookmark-ref text:reference-format="page" text:ref-name="__RefNumPara__4009_1271708128">2</text:bookmark-ref></text:span></text:span><text:span text:style-name="Strong_20_Emphasis"><text:span text:style-name="T148"><text:s text:c="2"/></text:span></text:span><text:span text:style-name="Strong_20_Emphasis"><text:span text:style-name="T149"><text:bookmark-ref text:reference-format="text" text:ref-name="__RefNumPara__4009_1271708128">Installatie uitvoeren</text:bookmark-ref></text:span></text:span><text:span text:style-name="T144">.</text:span></text:p>
      <text:p text:style-name="P14"/>
      <text:p text:style-name="P14"/>
      <text:list text:style-name="L1">
        <text:list-item>
          <text:p text:style-name="P69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><text:span text:style-name="Strong_20_Emphasis"><text:span text:style-name="T78"><draw:control text:anchor-type="as-char" draw:z-index="4" draw:name="Vorm3_0" draw:style-name="gr1" draw:text-style-name="P73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78"><draw:control text:anchor-type="as-char" draw:z-index="5" draw:name="Vorm3_ 2" draw:style-name="gr1" draw:text-style-name="P73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1"><text:span text:style-name="T54">Aanmelden als </text:span><text:span text:style-name="T23">&lt;</text:span><text:span text:style-name="T25">g</text:span><text:span text:style-name="T24">ebruiker</text:span><text:span text:style-name="T23">&gt;</text:span><text:span text:style-name="T7"><text:note text:id="ftn2" text:note-class="footnote"><text:note-citation>2</text:note-citation><text:note-body><text:p text:style-name="P36"><text:span text:style-name="T107">E</text:span><text:span text:style-name="T116">v</text:span><text:span text:style-name="T117">en</text:span><text:span text:style-name="T119">t</text:span><text:span text:style-name="T120">uele </text:span><text:span text:style-name="T121">extra </text:span><text:span text:style-name="T262">gebruiker</text:span><text:span text:style-name="T115">s</text:span><text:span text:style-name="T121"> aanmelden </text:span><text:span text:style-name="T122">en dezelfde stappen uitvoeren</text:span><text:span text:style-name="T118">.</text:span></text:p></text:note-body></text:note></text:span><text:span text:style-name="T55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80"><draw:control text:anchor-type="as-char" draw:z-index="14" draw:name="Vorm4" draw:style-name="gr1" draw:text-style-name="P73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3" office:value-type="string">
            <text:p text:style-name="P65"><text:span text:style-name="T75">T</text:span><text:span text:style-name="T62">yp </text:span><text:span text:style-name="User_20_Entry"><text:span text:style-name="T35">term</text:span></text:span><text:span text:style-name="T76"> </text:span><text:span text:style-name="T75">op het activiteitenoverzicht</text:span><text:span text:style-name="T142"><text:note text:id="ftn3" text:note-class="footnote"><text:note-citation>3</text:note-citation><text:note-body><text:p text:style-name="P28"><text:span text:style-name="T159">Druk op de Super (Windows/command/vergrootglas) toets of klik in de linkerbovenhoek.</text:span><text:span text:style-name="T159"/></text:p></text:note-body></text:note></text:span><text:span text:style-name="T75">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96">Terminalvenster</text:span></text:span><text:span text:style-name="Strong_20_Emphasis"><text:span text:style-name="T77">-</text:span></text:span><text:span text:style-name="Strong_20_Emphasis"><text:span text:style-name="T57">pictogram</text:span></text:span><text:span text:style-name="Strong_20_Emphasis"><text:span text:style-name="T66">.</text:span></text:span><text:span text:style-name="Strong_20_Emphasis"><text:span text:style-name="T58"> 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56"/></text:span></text:p>
          </table:table-cell>
          <table:table-cell table:style-name="_31_._5f_Installatie_5f_voorbereiden.D4" office:value-type="string">
            <text:p text:style-name="P50"><text:span text:style-name="T2">Typ</text:span><text:span text:style-name="T58"> de </text:span><text:span text:style-name="T73">volgende d</text:span><text:span text:style-name="T72">ri</text:span><text:span text:style-name="T59">e </text:span><text:span text:style-name="T58">opdrachten, ieder gevolgd door de </text:span><text:span text:style-name="T41">Enter</text:span><text:span text:style-name="T57">-toets: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25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51"><text:span text:style-name="User_20_Entry"><text:span text:style-name="T31">wget karelzimmer.nl/</text:span></text:span><text:span text:style-name="User_20_Entry"><text:span text:style-name="T32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7" office:value-type="string">
            <text:p text:style-name="P51"><text:span text:style-name="User_20_Entry"><text:span text:style-name="T31">bash </text:span></text:span><text:span text:style-name="User_20_Entry"><text:span text:style-name="T32">get</text:span></text:span><text:span text:style-name="User_20_Entry"><text:span text:style-name="T33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2"><text:span text:style-name="T2">V</text:span><text:span text:style-name="T60">olg </text:span><text:span text:style-name="T61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9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80"><draw:control text:anchor-type="as-char" draw:z-index="15" draw:name="Vorm 3" draw:style-name="gr1" draw:text-style-name="P7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80"><draw:control text:anchor-type="as-char" draw:z-index="16" draw:name="Vorm 4" draw:style-name="gr1" draw:text-style-name="P73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64"><text:span text:style-name="T75">T</text:span><text:span text:style-name="T62">yp </text:span><text:span text:style-name="User_20_Entry"><text:span text:style-name="T34">menu</text:span></text:span><text:span text:style-name="T76"> </text:span><text:span text:style-name="T75">op het activiteitenoverzicht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42">Installatiem</text:span></text:span><text:span text:style-name="Strong_20_Emphasis"><text:span text:style-name="T43">enu</text:span></text:span><text:span text:style-name="Strong_20_Emphasis"><text:span text:style-name="T77">-</text:span></text:span><text:span text:style-name="Strong_20_Emphasis"><text:span text:style-name="T57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56"/></text:span></text:p>
          </table:table-cell>
          <table:table-cell table:style-name="_31_._5f_Installatie_5f_voorbereiden.D11" office:value-type="string">
            <text:p text:style-name="P48"><text:span text:style-name="T70">Selecteer</text:span><text:span text:style-name="T61"> </text:span><text:span text:style-name="Strong_20_Emphasis"><text:span text:style-name="T44">1</text:span></text:span><text:span text:style-name="T88"> </text:span><text:span text:style-name="T89">Installatie voorbereiden</text:span><text:span text:style-name="T69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2" office:value-type="string">
            <text:p text:style-name="P33"><text:span text:style-name="T2">V</text:span><text:span text:style-name="T60">olg </text:span><text:span text:style-name="T61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68"><text:bookmark-start text:name="__RefNumPara__4009_1271708128"/><text:span text:style-name="Strong_20_Emphasis"><text:span text:style-name="T183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3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87">Start de computer op vanaf</text:span><text:span text:style-name="T187"><text:note text:id="ftn4" text:note-class="footnote"><text:note-citation>1</text:note-citation><text:note-body><text:p text:style-name="P58"><text:span text:style-name="T126">B</text:span><text:span text:style-name="T127">ootmenu/</text:span><text:span text:style-name="T126">S</text:span><text:span text:style-name="T127">etup</text:span><text:span text:style-name="T125"> via </text:span><text:span text:style-name="T123">é</text:span><text:span text:style-name="T124">é</text:span><text:span text:style-name="T126">n van de </text:span><text:span text:style-name="T128">Veelgebruikte toetsen: </text:span><text:span text:style-name="T136">Esc</text:span><text:span text:style-name="T130">, </text:span><text:span text:style-name="T136">Delete</text:span><text:span text:style-name="T130">, </text:span><text:span text:style-name="T136">F1</text:span><text:span text:style-name="T130">, </text:span><text:span text:style-name="T136">F2</text:span><text:span text:style-name="T130">, </text:span><text:span text:style-name="T136">F9</text:span><text:span text:style-name="T130">, </text:span><text:span text:style-name="T136">F10</text:span><text:span text:style-name="T130">, </text:span><text:span text:style-name="T136">F11</text:span><text:span text:style-name="T130">, of </text:span><text:span text:style-name="T136">F12</text:span></text:p></text:note-body></text:note></text:span><text:span text:style-name="T187"> </text:span><text:span text:style-name="T188">een </text:span><text:span text:style-name="T171"><text:user-field-get text:name="Distro">Rocky Linux</text:user-field-get></text:span><text:span text:style-name="T186"><text:s/></text:span><text:span text:style-name="T172"><text:user-field-get text:name="Version">9.x</text:user-field-get></text:span><text:span text:style-name="T172"><text:s/></text:span><text:span text:style-name="T175">GNOME </text:span><text:span text:style-name="T173">Desktop/</text:span><text:span text:style-name="T174">Workstation</text:span><text:span text:style-name="T101"> </text:span><text:span text:style-name="T102">L</text:span><text:span text:style-name="T103">ive</text:span><text:span text:style-name="T103"><text:note text:id="ftn5" text:note-class="footnote"><text:note-citation>2</text:note-citation><text:note-body><text:p text:style-name="P47"><text:span text:style-name="T234">Vanaf ee</text:span>n <text:span text:style-name="T264">L</text:span>ive <text:span text:style-name="T263">USB</text:span><text:span text:style-name="T238">-stick</text:span><text:span text:style-name="T17"> </text:span>kunt <text:span text:style-name="T234">u opstarten en</text:span> <text:span text:style-name="T15">met </text:span><text:span text:style-name="T189"><text:user-field-get text:name="Distro">Rocky Linux</text:user-field-get></text:span><text:span text:style-name="T189"><text:s/></text:span>werken zonder enige bestanden op de harde schijf te wijzigen en maakt ook installatie van <text:span text:style-name="T189"><text:user-field-get text:name="Distro">Rocky Linux</text:user-field-get></text:span><text:span text:style-name="T189"><text:s/></text:span>mogelijk.</text:p></text:note-body></text:note></text:span><text:span text:style-name="T103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63"><text:span text:style-name="T106">USB</text:span><text:span text:style-name="T104">-stick</text:span><text:span text:style-name="T104"><text:note text:id="ftn6" text:note-class="footnote"><text:note-citation>3</text:note-citation><text:note-body><text:p text:style-name="P62"><text:span text:style-name="T114">Maak een opstartbare USB-stick</text:span><text:span text:style-name="T111">:</text:span><text:span text:style-name="Strong_20_Emphasis"><text:span text:style-name="T137"><text:line-break/></text:span></text:span><text:span text:style-name="T108">Download </text:span><text:span text:style-name="T113">een </text:span><text:span text:style-name="terk_20_accent_20_voetnoot"><text:span text:style-name="T135">Rocky Linux </text:span></text:span><text:span text:style-name="terk_20_accent_20_voetnoot"><text:span text:style-name="T135"><text:user-field-get text:name="Version">9.x</text:user-field-get></text:span></text:span><text:span text:style-name="T129"><text:s/></text:span><text:span text:style-name="terk_20_accent_20_voetnoot"><text:span text:style-name="T46">Desktop/Workstation Live </text:span></text:span><text:span text:style-name="terk_20_accent_20_voetnoot"><text:span text:style-name="T48">Image </text:span></text:span><text:span text:style-name="terk_20_accent_20_voetnoot"><text:span text:style-name="T135">GNOME </text:span></text:span><text:span text:style-name="T109">vanaf </text:span><text:a xlink:type="simple" xlink:href="https://rockylinux.org/" text:style-name="Internet_20_link" text:visited-style-name="Visited_20_Internet_20_Link"><text:span text:style-name="T236">rockylinux.org</text:span></text:a><text:span text:style-name="T129">.</text:span><text:span text:style-name="Strong_20_Emphasis"><text:span text:style-name="T138"><text:line-break/></text:span></text:span><text:span text:style-name="T110">De </text:span><text:span text:style-name="T112">ver</text:span><text:span text:style-name="T110">volgstappen staan beschreven in </text:span><text:span text:style-name="terk_20_accent_20_voetnoot"><text:span text:style-name="T47">Linux informatie</text:span></text:span><text:span text:style-name="T110">, te vinden op </text:span><text:a xlink:type="simple" xlink:href="https://karelzimmer.nl/nl" text:style-name="Internet_20_link" text:visited-style-name="Visited_20_Internet_20_Link"><text:span text:style-name="T237">karelzimmer.nl/nl</text:span></text:a><text:span text:style-name="T110">.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70">Selecteer</text:span><text:span text:style-name="T51"> </text:span><text:span text:style-name="Strong_20_Emphasis"><text:span text:style-name="T36">Start</text:span></text:span><text:span text:style-name="Strong_20_Emphasis"><text:span text:style-name="T52"> </text:span></text:span><text:span text:style-name="Strong_20_Emphasis"><text:span text:style-name="T37"><text:user-field-get text:name="Distro">Rocky Linux</text:user-field-get></text:span></text:span><text:span text:style-name="Strong_20_Emphasis"><text:span text:style-name="T40"><text:s/></text:span></text:span><text:span text:style-name="Strong_20_Emphasis"><text:span text:style-name="T38"><text:user-field-get text:name="Version">9.x</text:user-field-get></text:span></text:span><text:span text:style-name="T53"><text:s/></text:span><text:span text:style-name="T81">en druk op de </text:span><text:span text:style-name="T39">Enter</text:span><text:span text:style-name="T57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3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87">Klik op </text:span><text:span text:style-name="Strong_20_Emphasis"><text:span text:style-name="T95">Install to Hard Drive</text:span></text:span><text:span text:style-name="T8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47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3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07">Bij</text:span><text:span text:style-name="T206"> </text:span><text:span text:style-name="Strong_20_Emphasis"><text:span text:style-name="T205">WELCOME </text:span></text:span><text:span text:style-name="Strong_20_Emphasis"><text:span text:style-name="T208">BIJ</text:span></text:span><text:span text:style-name="Strong_20_Emphasis"><text:span text:style-name="T205"> ROCKY LINUX </text:span></text:span><text:span text:style-name="Strong_20_Emphasis"><text:span text:style-name="T205"><text:user-field-get text:name="Version">9.x</text:user-field-get></text:span></text:span><text:span text:style-name="T205"><text:s/>select</text:span><text:span text:style-name="T207">eer</text:span><text:span text:style-name="T209"> </text:span><text:span text:style-name="Strong_20_Emphasis"><text:span text:style-name="T212">Nederlands</text:span></text:span><text:span text:style-name="T209"> en klik</text:span><text:span text:style-name="T210"> </text:span><text:span text:style-name="T209">op</text:span><text:span text:style-name="T211"> </text:span><text:span text:style-name="Strong_20_Emphasis"><text:span text:style-name="T202">Doorgaan</text:span>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3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196">O</text:span><text:span text:style-name="T194">nder </text:span><text:span text:style-name="Strong_20_Emphasis"><text:span text:style-name="T213">SYSTEEM</text:span></text:span><text:span text:style-name="T194"> </text:span><text:span text:style-name="T196">klik </text:span><text:span text:style-name="T194">op </text:span><text:span text:style-name="Strong_20_Emphasis"><text:span text:style-name="T213">Installatiebestemming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194">Controleer </text:span><text:span text:style-name="T197">de </text:span><text:span text:style-name="Strong_20_Emphasis"><text:span text:style-name="T214">Apparaatselectie</text:span></text:span><text:span text:style-name="T194"> en klik op </text:span><text:span text:style-name="Strong_20_Emphasis"><text:span text:style-name="T213">Klaar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3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196">O</text:span><text:span text:style-name="T194">nder </text:span><text:span text:style-name="T200">SYSTEEM</text:span><text:span text:style-name="T194"> </text:span><text:span text:style-name="T196">klik </text:span><text:span text:style-name="T194">op </text:span><text:span text:style-name="T200">Netwerk &amp; hostnaam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3">V</text:span><text:span text:style-name="T191">ul </text:span><text:span text:style-name="T192">in </text:span><text:span text:style-name="Strong_20_Emphasis"><text:span text:style-name="T195">Hostnaam</text:span></text:span><text:span text:style-name="T12"> &lt;computernaam&gt;</text:span><text:span text:style-name="T199"> </text:span><text:span text:style-name="T195">en klik op </text:span><text:span text:style-name="Strong_20_Emphasis"><text:span text:style-name="T201">Toepass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5">K</text:span><text:span text:style-name="T194">lik op </text:span><text:span text:style-name="T200">Klaar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3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196">O</text:span><text:span text:style-name="T194">nder</text:span><text:span text:style-name="T190"> </text:span><text:span text:style-name="Strong_20_Emphasis"><text:span text:style-name="T194">GEBRUIKERSINSTELLINGEN</text:span></text:span><text:span text:style-name="T194"> </text:span><text:span text:style-name="T196">klik </text:span><text:span text:style-name="T194">op </text:span><text:span text:style-name="T200">Gebruiker aanmaken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65">Vul in </text:span><text:span text:style-name="Strong_20_Emphasis"><text:span text:style-name="Strong_20_Emphasis"><text:span text:style-name="T141">Volledige n</text:span></text:span></text:span><text:span text:style-name="Strong_20_Emphasis"><text:span text:style-name="T100">aam</text:span></text:span><text:span text:style-name="T82"> </text:span><text:span text:style-name="T19">&lt;</text:span><text:span text:style-name="T22">gebruiker</text:span><text:span text:style-name="T19">&gt;</text:span><text:span text:style-name="T83">, </text:span><text:span text:style-name="Strong_20_Emphasis"><text:span text:style-name="T139"><text:line-break/></text:span></text:span><text:span text:style-name="Strong_20_Emphasis"><text:span text:style-name="T99">Gebruikersnaam</text:span></text:span><text:span text:style-name="T82"> &lt;</text:span><text:span text:style-name="T8">gebruikersnaam&gt;</text:span><text:span text:style-name="T82">,</text:span></text:p>
            <text:p text:style-name="Standard"><text:span text:style-name="T85">vink aan </text:span><text:span text:style-name="Strong_20_Emphasis"><text:span text:style-name="T140">Maak deze gebruiker beheerde</text:span></text:span><text:span text:style-name="T94">r</text:span><text:span text:style-name="T85">,</text:span></text:p>
            <text:p text:style-name="Standard"><text:span text:style-name="T84">g</text:span><text:span text:style-name="T85">eef tweemaal een </text:span><text:span text:style-name="Strong_20_Emphasis"><text:span text:style-name="T99">wachtwoord</text:span></text:span><text:span text:style-name="T85"> </text:span><text:span text:style-name="T86">en k</text:span><text:span text:style-name="T85">lik op </text:span><text:span text:style-name="Strong_20_Emphasis"><text:span text:style-name="T94">Klaar</text:span></text:span><text:span text:style-name="T8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3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198">Klik op </text:span><text:span text:style-name="Strong_20_Emphasis"><text:span text:style-name="T203">Begin installatie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3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198">Klik op </text:span><text:span text:style-name="Strong_20_Emphasis"><text:span text:style-name="T204">I</text:span></text:span><text:span text:style-name="Strong_20_Emphasis"><text:span text:style-name="T203">nstallatie </text:span></text:span><text:span text:style-name="Strong_20_Emphasis"><text:span text:style-name="T204">voltooien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3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67">Hers</text:span><text:span text:style-name="T266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7"><text:span text:style-name="Strong_20_Emphasis"><text:span text:style-name="T97">Installatie </text:span></text:span><text:span text:style-name="Strong_20_Emphasis"><text:span text:style-name="T98">afronden</text:span></text:span></text:p>
        </text:list-item>
      </text:list>
      <text:p text:style-name="P29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80"><draw:control text:anchor-type="as-char" draw:z-index="2" draw:name="Vorm24" draw:style-name="gr1" draw:text-style-name="P73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3"><text:span text:style-name="T50">Aanmelden als </text:span><text:span text:style-name="T26">&lt;</text:span><text:span text:style-name="T27">gebruiker</text:span><text:span text:style-name="T26">&gt;</text:span><text:span text:style-name="T5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3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3" svg:width="0.35cm" svg:height="0.35cm" draw:control="control16"/></text:span></text:p>
          </table:table-cell>
          <table:table-cell table:style-name="_33_._5f_Installatie_5f_afronden.C5" office:value-type="string">
            <text:p text:style-name="P65"><text:span text:style-name="T75">T</text:span><text:span text:style-name="T62">yp </text:span><text:span text:style-name="User_20_Entry"><text:span text:style-name="T35">term</text:span></text:span><text:span text:style-name="T76"> </text:span><text:span text:style-name="T75">op het activiteitenoverzicht</text:span><text:span text:style-name="T142"><text:note text:id="ftn7" text:note-class="footnote"><text:note-citation>1</text:note-citation><text:note-body><text:p text:style-name="P7">Druk op de Super (Windows/command/vergrootglas) toets of klik in de linkerbovenhoek.</text:p></text:note-body></text:note></text:span><text:span text:style-name="T75">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96">Terminalvenster</text:span></text:span><text:span text:style-name="Strong_20_Emphasis"><text:span text:style-name="T77">-</text:span></text:span><text:span text:style-name="Strong_20_Emphasis"><text:span text:style-name="T57">pictogram</text:span></text:span><text:span text:style-name="Strong_20_Emphasis"><text:span text:style-name="T66">.</text:span></text:span><text:span text:style-name="Strong_20_Emphasis"><text:span text:style-name="T58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58"> de </text:span><text:span text:style-name="T74">volgende </text:span><text:span text:style-name="T72">dri</text:span><text:span text:style-name="T59">e </text:span><text:span text:style-name="T58">opdrachten, ieder gevolgd door de </text:span><text:span text:style-name="T41">Enter</text:span><text:span text:style-name="T57">-toets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7"><text:span text:style-name="User_20_Entry"><text:span text:style-name="T134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1"><text:span text:style-name="User_20_Entry"><text:span text:style-name="T31">wget karelzimmer.nl/</text:span></text:span><text:span text:style-name="User_20_Entry"><text:span text:style-name="T32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9" office:value-type="string">
            <text:p text:style-name="P51"><text:span text:style-name="User_20_Entry"><text:span text:style-name="T31">bash </text:span></text:span><text:span text:style-name="User_20_Entry"><text:span text:style-name="T32">get</text:span></text:span><text:span text:style-name="User_20_Entry"><text:span text:style-name="T33">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35"><text:span text:style-name="T2">V</text:span><text:span text:style-name="T60">olg </text:span><text:span text:style-name="T61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1" office:value-type="string">
            <text:p text:style-name="P61"/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80"><draw:control text:anchor-type="as-char" draw:z-index="18" draw:name="Vorm 7" draw:style-name="gr1" draw:text-style-name="P73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64"><text:span text:style-name="T75">T</text:span><text:span text:style-name="T62">yp </text:span><text:span text:style-name="User_20_Entry"><text:span text:style-name="T34">menu</text:span></text:span><text:span text:style-name="T76"> </text:span><text:span text:style-name="T75">op het activiteitenoverzicht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42">Installatiem</text:span></text:span><text:span text:style-name="Strong_20_Emphasis"><text:span text:style-name="T43">enu</text:span></text:span><text:span text:style-name="Strong_20_Emphasis"><text:span text:style-name="T77">-</text:span></text:span><text:span text:style-name="Strong_20_Emphasis"><text:span text:style-name="T57">pictogram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56"/></text:span></text:p>
          </table:table-cell>
          <table:table-cell table:style-name="_33_._5f_Installatie_5f_afronden.C13" office:value-type="string">
            <text:p text:style-name="P49"><text:span text:style-name="T70">Selecteer</text:span><text:span text:style-name="T64"> </text:span><text:span text:style-name="Strong_20_Emphasis"><text:span text:style-name="T45">3</text:span></text:span><text:span text:style-name="T90"> </text:span><text:span text:style-name="T91">Installatie</text:span><text:span text:style-name="T92"> </text:span><text:span text:style-name="T93">afronden</text:span><text:span text:style-name="T69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4" office:value-type="string">
            <text:p text:style-name="P33"><text:span text:style-name="T2">V</text:span><text:span text:style-name="T60">olg </text:span><text:span text:style-name="T61">de aanwijzingen op het scherm.</text:span></text:p>
          </table:table-cell>
        </table:table-row>
      </table:table>
      <text:p text:style-name="P29"><text:span text:style-name="Strong_20_Emphasis"><text:span text:style-name="T50"/></text:span></text:p>
      <text:list text:continue-numbering="true" text:style-name="L1">
        <text:list-item>
          <text:p text:style-name="P70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80"><draw:control text:anchor-type="as-char" draw:z-index="3" draw:name="Vorm40_0" draw:style-name="gr1" draw:text-style-name="P73" svg:width="0.35cm" svg:height="0.35cm" draw:control="control2"/></text:span></text:span></text:p>
          </table:table-cell>
          <table:table-cell table:style-name="Tabel2.A1" office:value-type="string">
            <text:p text:style-name="P43"><text:span text:style-name="Strong_20_Emphasis"><text:span text:style-name="T80"><draw:control text:anchor-type="as-char" draw:z-index="6" draw:name="Vorm40_ 1" draw:style-name="gr1" draw:text-style-name="P73" svg:width="0.35cm" svg:height="0.35cm" draw:control="control5"/></text:span></text:span></text:p>
          </table:table-cell>
          <table:table-cell table:style-name="Tabel2.D1" office:value-type="string">
            <text:p text:style-name="P11"><text:span text:style-name="T50">Aanmelden als </text:span><text:span text:style-name="T28">&lt;</text:span><text:span text:style-name="T29">gebruiker</text:span><text:span text:style-name="T28">&gt;</text:span><text:span text:style-name="T67"><text:note text:id="ftn8" text:note-class="footnote"><text:note-citation>1</text:note-citation><text:note-body><text:p text:style-name="P37"><text:span text:style-name="T131">E</text:span><text:span text:style-name="T133">ventuele extra </text:span><text:span text:style-name="T261">gebruiker</text:span><text:span text:style-name="T132">s </text:span><text:span text:style-name="T133">aanmelden en dezelfde stappen uitvoeren.</text:span></text:p></text:note-body></text:note></text:span><text:span text:style-name="T50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79"><draw:control text:anchor-type="as-char" draw:z-index="8" draw:name="Vorm13_ 1" draw:style-name="gr1" draw:text-style-name="P73" svg:width="0.35cm" svg:height="0.35cm" draw:control="control7"/></text:span></text:span></text:p>
          </table:table-cell>
          <table:table-cell table:style-name="Tabel2.D2" office:value-type="string">
            <text:p text:style-name="P12"><text:span text:style-name="T255">Volg de welkomstschermen.</text:span><text:span text:style-name="T248"/></text:p>
          </table:table-cell>
        </table:table-row>
        <table:table-row table:style-name="Tabel2.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80"><draw:control text:anchor-type="as-char" draw:z-index="19" draw:name="Vorm 8" draw:style-name="gr1" draw:text-style-name="P73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80"><draw:control text:anchor-type="as-char" draw:z-index="20" draw:name="Vorm 9" draw:style-name="gr1" draw:text-style-name="P73" svg:width="0.35cm" svg:height="0.35cm" draw:control="control19"/></text:span></text:span></text:p>
          </table:table-cell>
          <table:table-cell table:style-name="Tabel2.D5" office:value-type="string">
            <text:p text:style-name="P64"><text:span text:style-name="T75">T</text:span><text:span text:style-name="T62">yp </text:span><text:span text:style-name="User_20_Entry"><text:span text:style-name="T34">menu</text:span></text:span><text:span text:style-name="T76"> </text:span><text:span text:style-name="T75">op het activiteitenoverzicht </text:span><text:span text:style-name="T65">e</text:span><text:span text:style-name="T57">n </text:span><text:span text:style-name="T63">k</text:span><text:span text:style-name="T57">lik op het </text:span><text:span text:style-name="Strong_20_Emphasis"><text:span text:style-name="T42">Installatiem</text:span></text:span><text:span text:style-name="Strong_20_Emphasis"><text:span text:style-name="T43">enu</text:span></text:span><text:span text:style-name="Strong_20_Emphasis"><text:span text:style-name="T77">-</text:span></text:span><text:span text:style-name="Strong_20_Emphasis"><text:span text:style-name="T57">pictogram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10"><text:span text:style-name="T70">Selecteer</text:span><text:span text:style-name="T64"> </text:span><text:span text:style-name="Strong_20_Emphasis"><text:span text:style-name="T45">4</text:span></text:span><text:span text:style-name="T90"> </text:span><text:span text:style-name="T71">Gebruiker inrichten</text:span><text:span text:style-name="T69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4"><text:span text:style-name="T2">V</text:span><text:span text:style-name="T60">olg </text:span><text:span text:style-name="T61">de aanwijzingen op het scherm.</text:span></text:p>
          </table:table-cell>
        </table:table-row>
      </table:table>
      <text:p text:style-name="P9"><text:span text:style-name="Strong_20_Emphasis"><text:span text:style-name="T68"/></text:span></text:p>
      <text:p text:style-name="P23"/>
      <text:p text:style-name="P24"><text:span text:style-name="T150">E</text:span><text:span text:style-name="T151">inde c</text:span><text:span text:style-name="T152">hecklist, </text:span><text:span text:style-name="T153">d</text:span><text:span text:style-name="T152">e installatie van </text:span><text:span text:style-name="T156"><text:user-field-get text:name="Distro">Rocky Linux</text:user-field-get></text:span><text:span text:style-name="T154"><text:s/></text:span><text:span text:style-name="T155"><text:user-field-get text:name="Version">9.x</text:user-field-get></text:span><text:span text:style-name="T155"><text:s/></text:span><text:span text:style-name="T157">Desktop/</text:span><text:span text:style-name="T158">Workstation</text:span><text:span text:style-name="T49"> </text:span><text:span text:style-name="T152">is voltooid.</text:span></text:p>
      <text:p text:style-name="P3"/>
      <text:list text:style-name="L2">
        <text:list-header>
          <text:p text:style-name="P71"><text:span text:style-name="T250">Geschreven door </text:span><text:a xlink:type="simple" xlink:href="mailto:info@karelzimmer.nl?subject=Checklist%20installatie%20Linux" text:style-name="Internet_20_link" text:visited-style-name="Visited_20_Internet_20_Link"><text:span text:style-name="T251">Karel Zimmer</text:span></text:a><text:span text:style-name="T252">.</text:span></text:p>
          <text:p text:style-name="P72"><text:span text:style-name="T254">Licentie </text:span><text:span text:style-name="T252">C</text:span><text:span text:style-name="T253">C0</text:span><text:span text:style-name="T252"> 1.0 </text:span><text:span text:style-name="T24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9"><text:s/></text:span><text:span text:style-name="T24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9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04-05T14:20:22.927588596">05-04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5T14:20:22.769403317</dc:date>
    <meta:keyword>Installatie</meta:keyword>
    <meta:keyword>Checklist</meta:keyword>
    <meta:keyword>Linux</meta:keyword>
    <meta:editing-cycles>7015</meta:editing-cycles>
    <meta:editing-duration>P12DT16H45M4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4" meta:word-count="480" meta:character-count="3464" meta:non-whitespace-character-count="3038"/>
    <meta:user-defined meta:name="Info 1"/>
    <meta:user-defined meta:name="Info 2"/>
    <meta:user-defined meta:name="Info 3"/>
    <meta:user-defined meta:name="Info 4"/>
  </office:meta>
</office:document-meta>
</file>